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tilisateur(<text:span text:style-name="T1">PseudoUser</text:span><text:span text:style-name="T2">, AdresseMel, DateNaissance, Sexe, Ville, Etude, nbMessage, MoyenneQualitéMsg, LangageProg, NiveauProg, DerniereConnexion, </text:span><text:span text:style-name="T2">#Rang, #status)</text:span></text:p>
      <text:p text:style-name="P1"/>
      <text:p text:style-name="Standard"><text:span text:style-name="T2">Status(</text:span><text:span text:style-name="T1">IntituléStatus</text:span><text:span text:style-name="T2">)</text:span></text:p>
      <text:p text:style-name="P1"/>
      <text:p text:style-name="Standard"><text:span text:style-name="T2">Message(</text:span><text:span text:style-name="T1">IdMessage</text:span><text:span text:style-name="T2">, DateMessage, Contenu, Qualité, </text:span><text:span text:style-name="T2">#PseudoUser, #IdSujet)</text:span></text:p>
      <text:p text:style-name="P1"/>
      <text:p text:style-name="Standard"><text:span text:style-name="T2">Sujet(</text:span><text:span text:style-name="T1">IdSujet</text:span><text:span text:style-name="T2">, NomSujet, DateCreation, Popularité, #NomCategorie, #PseudoUser)</text:span></text:p>
      <text:p text:style-name="P1"/>
      <text:p text:style-name="Standard"><text:span text:style-name="T2">Catégorie(</text:span><text:span text:style-name="T1">NomCategorie</text:span><text:span text:style-name="T2">, popularité, </text:span><text:span text:style-name="T2">#NomSection)</text:span></text:p>
      <text:p text:style-name="P1"/>
      <text:p text:style-name="Standard"><text:span text:style-name="T2">Section(</text:span><text:span text:style-name="T1">NomSection</text:span><text:span text:style-name="T2">, Popularité</text:span><text:span text:style-name="T2">)</text:span></text:p>
      <text:p text:style-name="P1"/>
      <text:p text:style-name="Standard"><text:span text:style-name="T2">Rang(</text:span><text:span text:style-name="T1">NomRang</text:span><text:span text:style-name="T2">, PalierAcces</text:span><text:span text:style-name="T2">)</text:span></text:p>
      <text:p text:style-name="P1"/>
      <text:p text:style-name="Standard"><text:span text:style-name="T2">Support(</text:span><text:span text:style-name="T1">Idsupport</text:span><text:span text:style-name="T2">, systemeExploitation, NavigateurWeb</text:span><text:span text:style-name="T2">)</text:span></text:p>
      <text:p text:style-name="P1"/>
      <text:p text:style-name="Standard"><text:span text:style-name="T2">Statistiques(</text:span><text:span text:style-name="T1">Date</text:span><text:span text:style-name="T2">, </text:span><text:span text:style-name="T1">TrancheHoraire</text:span><text:span text:style-name="T2">, NbConnections, NbMessagesPostés</text:span><text:span text:style-name="T2">)</text:span></text:p>
      <text:p text:style-name="P1"/>
      <text:p text:style-name="Standard"><text:span text:style-name="T2">Navigue(</text:span><text:span text:style-name="T1">#IdSupport</text:span><text:span text:style-name="T2">, </text:span><text:span text:style-name="T1">#PseudoUser</text:span><text:span text:style-name="T2">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5T22:12:17.702761561</meta:creation-date>
    <dc:date>2017-03-16T21:07:21.03</dc:date>
    <meta:editing-duration>PT13M36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10" meta:word-count="42" meta:character-count="591"/>
  </office:meta>
</office:document-meta>
</file>